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4" style:family="paragraph" style:parent-style-name="Standard">
      <style:paragraph-properties fo:margin-top="0cm" fo:margin-bottom="0.499cm" style:contextual-spacing="false" style:line-height-at-least="0.503cm"/>
      <style:text-properties fo:color="#cccccc" loext:opacity="100%" style:font-name="Consolas" fo:font-size="10.5pt" fo:font-weight="normal" fo:background-color="#1f1f1f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6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T1" style:family="text">
      <style:text-properties fo:color="#c586c0" loext:opacity="100%"/>
    </style:style>
    <style:style style:name="T2" style:family="text">
      <style:text-properties fo:color="#4ec9b0" loext:opacity="100%"/>
    </style:style>
    <style:style style:name="T3" style:family="text">
      <style:text-properties fo:color="#dcdcaa" loext:opacity="100%"/>
    </style:style>
    <style:style style:name="T4" style:family="text">
      <style:text-properties fo:color="#4fc1ff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6a9955" loext:opacity="100%"/>
    </style:style>
    <style:style style:name="T8" style:family="text">
      <style:text-properties fo:color="#9cdcfe" loext:opacity="100%"/>
    </style:style>
    <style:style style:name="T9" style:family="text">
      <style:text-properties fo:color="#4fc1ff" loext:opacity="100%" style:font-name="Consolas" fo:font-size="10.5pt" fo:font-weight="normal"/>
    </style:style>
    <style:style style:name="T10" style:family="text">
      <style:text-properties style:font-name="Consolas" fo:font-size="10.5pt" fo:font-weight="normal"/>
    </style:style>
    <style:style style:name="T11" style:family="text">
      <style:text-properties fo:color="#9cdcfe" loext:opacity="100%" style:font-name="Consolas" fo:font-size="10.5pt" fo:font-weight="normal"/>
    </style:style>
    <style:style style:name="T12" style:family="text">
      <style:text-properties fo:color="#d4d4d4" loext:opacity="100%" style:font-name="Consolas" fo:font-size="10.5pt" fo:font-weight="normal"/>
    </style:style>
    <style:style style:name="T13" style:family="text">
      <style:text-properties fo:color="#569cd6" loext:opacity="100%" style:font-name="Consolas" fo:font-size="10.5pt" fo:font-weight="normal"/>
    </style:style>
    <style:style style:name="T14" style:family="text">
      <style:text-properties fo:color="#6a9955" loext:opacity="100%" style:font-name="Consolas" fo:font-size="10.5pt" fo:font-weight="normal"/>
    </style:style>
    <style:style style:name="T15" style:family="text">
      <style:text-properties fo:color="#b5cea8" loext:opacity="100%" style:font-name="Consolas" fo:font-size="10.5pt" fo:font-weight="normal"/>
    </style:style>
    <style:style style:name="T16" style:family="text">
      <style:text-properties fo:color="#ce9178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src/database.py</text:p>
      <text:p text:style-name="P2"/>
      <text:p text:style-name="P1"># Importamos la función create_engine para conectarnos a la base de datos</text:p>
      <text:p text:style-name="P3"><text:span text:style-name="T1">from</text:span> <text:span text:style-name="T2">sqlalchemy</text:span> <text:span text:style-name="T1">import</text:span> <text:span text:style-name="T3">create_engine</text:span></text:p>
      <text:p text:style-name="P2"/>
      <text:p text:style-name="P1"># Importamos sessionmaker, que nos permite crear sesiones para interactuar con la base de datos</text:p>
      <text:p text:style-name="P3"><text:span text:style-name="T1">from</text:span> <text:span text:style-name="T2">sqlalchemy</text:span>.<text:span text:style-name="T2">orm</text:span> <text:span text:style-name="T1">import</text:span> <text:span text:style-name="T2">sessionmaker</text:span></text:p>
      <text:p text:style-name="P2"/>
      <text:p text:style-name="P3"><text:span text:style-name="T1">from</text:span> <text:span text:style-name="T2">urllib</text:span>.<text:span text:style-name="T2">parse</text:span> <text:span text:style-name="T1">import</text:span> <text:span text:style-name="T3">quote_plus</text:span></text:p>
      <text:p text:style-name="P2"/>
      <text:p text:style-name="P3"><text:span text:style-name="T1">import</text:span> <text:span text:style-name="T2">os</text:span> </text:p>
      <text:p text:style-name="P3"><text:span text:style-name="T1">from</text:span> dotenv <text:span text:style-name="T1">import</text:span> load_dotenv</text:p>
      <text:p text:style-name="P2"/>
      <text:p text:style-name="P1"># -------- CONFIGURACIÓN DE CONEXIÓN --------</text:p>
      <text:p text:style-name="P2"/>
      <text:p text:style-name="P1"># Usuario de MySQL (debe coincidir con el usuario creado en MySQL Workbench)</text:p>
      <text:p text:style-name="P3"><text:span text:style-name="T4">USER</text:span> <text:span text:style-name="T5">=</text:span> <text:span text:style-name="T6">"root"</text:span></text:p>
      <text:p text:style-name="P2"/>
      <text:p text:style-name="P1"># Contraseña del usuario (reemplazá "tu_contraseña" por la real)</text:p>
      <text:p text:style-name="P3"><text:span text:style-name="T4">PASSWORD</text:span> <text:span text:style-name="T5">=</text:span> <text:span text:style-name="T3">quote_plus</text:span>(<text:span text:style-name="T6">"8j9e4S3@"</text:span>)  <text:span text:style-name="T7"># Esto convierte @ en %40</text:span></text:p>
      <text:p text:style-name="P2"/>
      <text:p text:style-name="P1"># Dirección del servidor de base de datos (localhost si está en tu propia computadora)</text:p>
      <text:p text:style-name="P3"><text:span text:style-name="T4">HOST</text:span> <text:span text:style-name="T5">=</text:span> <text:span text:style-name="T6">"localhost"</text:span></text:p>
      <text:p text:style-name="P2"/>
      <text:p text:style-name="P1"># Puerto por el que se conecta MySQL (por defecto es 3306)</text:p>
      <text:p text:style-name="P3"><text:span text:style-name="T4">PORT</text:span> <text:span text:style-name="T5">=</text:span> <text:span text:style-name="T6">"3306"</text:span></text:p>
      <text:p text:style-name="P2"/>
      <text:p text:style-name="P1"># Nombre de la base de datos que vas a usar (debe existir en MySQL Workbench)</text:p>
      <text:p text:style-name="P3"><text:span text:style-name="T4">DB</text:span> <text:span text:style-name="T5">=</text:span> <text:span text:style-name="T6">"kairosfin"</text:span></text:p>
      <text:p text:style-name="P2"/>
      <text:p text:style-name="P1"># Construimos la URL de conexión con el formato correcto para SQLAlchemy + MySQL</text:p>
      <text:p text:style-name="P1"># DATABASE_URL = f"mysql+mysqlconnector://{USER}:{PASSWORD}@{HOST}:{PORT}/{DB}"</text:p>
      <text:p text:style-name="P1">#DATABASE_URL = f"mysql+pymysql://{USER}:{PASSWORD}@{HOST}:{PORT}/{DB}"</text:p>
      <text:p text:style-name="P4"><text:line-break/><text:line-break/><text:line-break/></text:p>
      <text:p text:style-name="P3">load_dotenv()</text:p>
      <text:p text:style-name="P2"/>
      <text:p text:style-name="P3"><text:span text:style-name="T4">DATABASE_URL</text:span> <text:span text:style-name="T5">=</text:span> <text:span text:style-name="T2">os</text:span>.<text:span text:style-name="T3">getenv</text:span>(<text:span text:style-name="T6">"DATABASE_URL"</text:span>, <text:span text:style-name="T6">"mysql+pymysql://root@localhost/kairosfin"</text:span>)</text:p>
      <text:p text:style-name="P4"><text:line-break/></text:p>
      <text:p text:style-name="P1"># -------- CONEXIÓN A LA BASE DE DATOS --------</text:p>
      <text:p text:style-name="P2"/>
      <text:p text:style-name="P1"># CAMBIO CRÍTICO: Agregar parámetros al engine para evitar cache entre sesiones</text:p>
      <text:p text:style-name="P1"># EXPLICACIÓN:</text:p>
      <text:p text:style-name="P1"><text:soft-page-break/># - pool_pre_ping=True: Verifica que la conexión esté viva antes de usarla</text:p>
      <text:p text:style-name="P1"># - pool_recycle=3600: Recicla conexiones cada hora (evita conexiones obsoletas)</text:p>
      <text:p text:style-name="P1"># - isolation_level="READ COMMITTED": Nivel de aislamiento que garantiza</text:p>
      <text:p text:style-name="P1">#   que siempre leas datos comprometidos más recientes, no datos cacheados</text:p>
      <text:p text:style-name="P3"><text:span text:style-name="T8">engine</text:span> <text:span text:style-name="T5">=</text:span> <text:span text:style-name="T3">create_engine</text:span>(</text:p>
      <text:p text:style-name="P5">    <text:span text:style-name="T9">DATABASE_URL</text:span><text:span text:style-name="T10">,</text:span></text:p>
      <text:p text:style-name="P5">    <text:span text:style-name="T11">pool_pre_ping</text:span><text:span text:style-name="T12">=</text:span><text:span text:style-name="T13">True</text:span><text:span text:style-name="T10">,           </text:span><text:span text:style-name="T14"># NUEVO: Verifica conexiones antes de usar</text:span></text:p>
      <text:p text:style-name="P5">    <text:span text:style-name="T11">pool_recycle</text:span><text:span text:style-name="T12">=</text:span><text:span text:style-name="T15">3600</text:span><text:span text:style-name="T10">,            </text:span><text:span text:style-name="T14"># NUEVO: Recicla conexiones cada hora</text:span></text:p>
      <text:p text:style-name="P5">    <text:span text:style-name="T11">isolation_level</text:span><text:span text:style-name="T12">=</text:span><text:span text:style-name="T16">"READ COMMITTED"</text:span><text:span text:style-name="T10">  </text:span><text:span text:style-name="T14"># NUEVO: Lee siempre datos frescos</text:span></text:p>
      <text:p text:style-name="P3">)</text:p>
      <text:p text:style-name="P2"/>
      <text:p text:style-name="P1"># CAMBIO CRÍTICO: Agregar expire_on_commit=False</text:p>
      <text:p text:style-name="P1"># EXPLICACIÓN:</text:p>
      <text:p text:style-name="P1"># - expire_on_commit=False: Evita que SQLAlchemy expire objetos después de commit</text:p>
      <text:p text:style-name="P1">#   Esto previene comportamientos inesperados de cache</text:p>
      <text:p text:style-name="P1"># - autocommit=False: No guarda automáticamente (control manual)</text:p>
      <text:p text:style-name="P1"># - autoflush=False: No sincroniza automáticamente (más control)</text:p>
      <text:p text:style-name="P3"><text:span text:style-name="T8">SessionLocal</text:span> <text:span text:style-name="T5">=</text:span> <text:span text:style-name="T2">sessionmaker</text:span>(</text:p>
      <text:p text:style-name="P5">    <text:span text:style-name="T11">autocommit</text:span><text:span text:style-name="T12">=</text:span><text:span text:style-name="T13">False</text:span><text:span text:style-name="T10">,</text:span></text:p>
      <text:p text:style-name="P5">    <text:span text:style-name="T11">autoflush</text:span><text:span text:style-name="T12">=</text:span><text:span text:style-name="T13">False</text:span><text:span text:style-name="T10">,</text:span></text:p>
      <text:p text:style-name="P5">    <text:span text:style-name="T11">bind</text:span><text:span text:style-name="T12">=</text:span><text:span text:style-name="T11">engine</text:span><text:span text:style-name="T10">,</text:span></text:p>
      <text:p text:style-name="P5">    <text:span text:style-name="T11">expire_on_commit</text:span><text:span text:style-name="T12">=</text:span><text:span text:style-name="T13">False</text:span><text:span text:style-name="T10">  </text:span><text:span text:style-name="T14"># NUEVO: Crítico para evitar cache entre requests</text:span></text:p>
      <text:p text:style-name="P3">)</text:p>
      <text:p text:style-name="P2"/>
      <text:p text:style-name="P1"># EXPLICACIÓN TÉCNICA COMPLETA:</text:p>
      <text:p text:style-name="P1"># </text:p>
      <text:p text:style-name="P1"># El problema era que SQLAlchemy cachea objetos en memoria para performance.</text:p>
      <text:p text:style-name="P1"># Cuando tienes múltiples requests (egresos y deudas), cada uno tiene su propia</text:p>
      <text:p text:style-name="P1"># sesión PERO comparten el mismo pool de conexiones.</text:p>
      <text:p text:style-name="P1">#</text:p>
      <text:p text:style-name="P1"># Sin estas configuraciones:</text:p>
      <text:p text:style-name="P1"># 1. Request A (egresos) modifica deuda → commit</text:p>
      <text:p text:style-name="P1"># 2. Request B (deudas) lee deuda → puede obtener versión cacheada</text:p>
      <text:p text:style-name="P1">#</text:p>
      <text:p text:style-name="P1"># Con estas configuraciones:</text:p>
      <text:p text:style-name="P1"># 1. READ COMMITTED garantiza que siempre leas la última versión comprometida</text:p>
      <text:p text:style-name="P1"># 2. expire_on_commit=False evita problemas de objetos expirados inesperadamente</text:p>
      <text:p text:style-name="P1"># 3. pool_pre_ping verifica que las conexiones estén activas</text:p>
      <text:p text:style-name="P1"># 4. pool_recycle evita usar conexiones muy viejas que puedan tener cache obsoleto</text:p>
      <text:p text:style-name="P1">#</text:p>
      <text:p text:style-name="P1"># RESULTADO: Cada request SIEMPRE lee los datos más frescos de la base de datos</text:p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7T22:18:14.108731100</meta:creation-date>
    <dc:date>2025-12-27T22:18:24.001143000</dc:date>
    <meta:editing-duration>PT11S</meta:editing-duration>
    <meta:editing-cycles>1</meta:editing-cycles>
    <meta:document-statistic meta:table-count="0" meta:image-count="0" meta:object-count="0" meta:page-count="2" meta:paragraph-count="68" meta:word-count="444" meta:character-count="3171" meta:non-whitespace-character-count="2727"/>
    <meta:generator>LibreOffice/25.2.7.2$Windows_X86_64 LibreOffice_project/5cbfd1ab6520636bb5f7b99185aa69bd7456825d</meta:generator>
  </office:meta>
</office:document-meta>
</file>